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471c" officeooo:paragraph-rsid="0012471c"/>
    </style:style>
    <style:style style:name="P2" style:family="paragraph" style:parent-style-name="Standard">
      <style:text-properties officeooo:rsid="0015f23a" officeooo:paragraph-rsid="0015f23a"/>
    </style:style>
    <style:style style:name="T1" style:family="text">
      <style:text-properties officeooo:rsid="00134998"/>
    </style:style>
    <style:style style:name="T2" style:family="text">
      <style:text-properties officeooo:rsid="0017acc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hendra Duwal Shrestha</text:p>
      <text:p text:style-name="P1"/>
      <text:p text:style-name="P1">Ad-hoc On Demand Distance Vector Routing summary</text:p>
      <text:p text:style-name="P1"/>
      <text:p text:style-name="P1"/>
      <text:p text:style-name="P1">The paper talks about algorithm which creates routes between any two mobile nodes in a network on demand or on the fly. The algorithm avoids loop in routing which occurs due to periodic broadcast of certain information in a network. <text:span text:style-name="T1">The algorithm was designed with primary motives: 1. broadcast discovery packets only when necessary; 2. distinguish between local connectivity management and general topology maintenance; 3. disseminate information about changes in local connectivity to those neighboring mobile nodes that are likely to need those information. Instead of source routing, AODV relies on dynamically establishing route table entries at intermediate nodes. These collectively help in reducing excess data traffic in network and efficient use of bandwidth. For the path discovery, it uses reverse path setup and forward path setup mechanisms.</text:span></text:p>
      <text:p text:style-name="P1"/>
      <text:p text:style-name="P2">The discusses about experiments and results of simulations of the algorithm. The results from simulations shows accuracy of dynamic routing and quick responsiveness of the system. The author believes that the algorithm will also work efficiently with larger number of mobile nodes in a network. <text:span text:style-name="T2">The authors acknowledge that their algorithm has longer latency in route establishment than in others algorithm but with some improvements, it is overcome by other advantages of the algorith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10:08:30.400241453</meta:creation-date>
    <dc:date>2015-02-17T10:58:57.154958750</dc:date>
    <meta:editing-duration>PT35M14S</meta:editing-duration>
    <meta:editing-cycles>4</meta:editing-cycles>
    <meta:generator>LibreOffice/4.2.7.2$Linux_X86_64 LibreOffice_project/420m0$Build-2</meta:generator>
    <meta:document-statistic meta:table-count="0" meta:image-count="0" meta:object-count="0" meta:page-count="1" meta:paragraph-count="4" meta:word-count="212" meta:character-count="1413" meta:non-whitespace-character-count="1205"/>
  </office:meta>
</office:document-meta>
</file>